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5">
      <style:text-properties officeooo:rsid="001e5777" officeooo:paragraph-rsid="001e5777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5"/>
      <text:h text:style-name="P1" text:outline-level="5">&amp;lt;&amp;gt; <text:span text:style-name="T1">para meter lossimbolos de las etiquetas sin que estas actuen como etiquetas.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16:17:33.464946558</meta:creation-date>
    <dc:date>2023-09-25T16:19:45.339987531</dc:date>
    <meta:editing-duration>PT2M12S</meta:editing-duration>
    <meta:editing-cycles>1</meta:editing-cycles>
    <meta:document-statistic meta:table-count="0" meta:image-count="0" meta:object-count="0" meta:page-count="1" meta:paragraph-count="1" meta:word-count="13" meta:character-count="85" meta:non-whitespace-character-count="73"/>
    <meta:generator>LibreOffice/7.3.7.2$Linux_X86_64 LibreOffice_project/30$Build-2</meta:generator>
  </office:meta>
</office:document-meta>
</file>